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ctionaryCompoundWordTokenFilter.DictionaryCompoundWordTokenFilter( TokenStream input , String [ ] dictionary , int minWordSize , int minSubwordSize , int maxSubwordSize , boolean onlyLongest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ctionaryCompoundWordTokenFilter.decomposeInternal( final Token toke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ictionaryCompoundWordTokenFilter.DictionaryCompoundWordTokenFilter( TokenStream input , String [ ] dictio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ctionaryCompoundWordTokenFilter.DictionaryCompoundWordTokenFilter( TokenStream input , Set dictio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ctionaryCompoundWordTokenFilter.DictionaryCompoundWordTokenFilter( TokenStream input , Set dictionary , int minWordSize , int minSubwordSize , int maxSubwordSize , boolean onlyLongest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